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1.2799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Type</text:p>
          </table:table-cell>
          <table:table-cell table:style-name="ce1" office:value-type="string">
            <text:p>Lines</text:p>
          </table:table-cell>
          <table:table-cell table:style-name="ce1" office:value-type="string">
            <text:p>Slowness</text:p>
          </table:table-cell>
          <table:table-cell table:style-name="ce1" office:value-type="string">
            <text:p>Speed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 office:value-type="string">
            <text:p>erb</text:p>
          </table:table-cell>
          <table:table-cell office:value-type="float" office:value="1">
            <text:p>1</text:p>
          </table:table-cell>
          <table:table-cell office:value-type="float" office:value="1.94615847289209">
            <text:p>1.9462</text:p>
          </table:table-cell>
          <table:table-cell table:formula="of:=1/[.C3]" office:value-type="float" office:value="0.513832770521482">
            <text:p>0.51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74789831661303">
            <text:p>1.7479</text:p>
          </table:table-cell>
          <table:table-cell table:formula="of:=1/[.C4]" office:value-type="float" office:value="0.572115660559557">
            <text:p>0.57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71582201773868">
            <text:p>1.7158</text:p>
          </table:table-cell>
          <table:table-cell table:formula="of:=1/[.C5]" office:value-type="float" office:value="0.58281103148328">
            <text:p>0.58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74131488084761">
            <text:p>1.7413</text:p>
          </table:table-cell>
          <table:table-cell table:formula="of:=1/[.C6]" office:value-type="float" office:value="0.574278673546531">
            <text:p>0.57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.61759824938761">
            <text:p>1.6176</text:p>
          </table:table-cell>
          <table:table-cell table:formula="of:=1/[.C7]" office:value-type="float" office:value="0.618200471210067">
            <text:p>0.618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office:value-type="string">
            <text:p>erubi</text:p>
          </table:table-cell>
          <table:table-cell office:value-type="float" office:value="1">
            <text:p>1</text:p>
          </table:table-cell>
          <table:table-cell office:value-type="float" office:value="1.38845258381776">
            <text:p>1.3885</text:p>
          </table:table-cell>
          <table:table-cell table:formula="of:=1/[.C9]" office:value-type="float" office:value="0.720226251623479">
            <text:p>0.720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28337198179958">
            <text:p>1.2834</text:p>
          </table:table-cell>
          <table:table-cell table:formula="of:=1/[.C10]" office:value-type="float" office:value="0.779197313157618">
            <text:p>0.77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.28740251842173">
            <text:p>1.2874</text:p>
          </table:table-cell>
          <table:table-cell table:formula="of:=1/[.C11]" office:value-type="float" office:value="0.776757840450659">
            <text:p>0.77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.70094260574545">
            <text:p>1.7009</text:p>
          </table:table-cell>
          <table:table-cell table:formula="of:=1/[.C12]" office:value-type="float" office:value="0.587909313707703">
            <text:p>0.58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4.99756141256697">
            <text:p>4.9976</text:p>
          </table:table-cell>
          <table:table-cell table:formula="of:=1/[.C13]" office:value-type="float" office:value="0.200097591094204">
            <text:p>0.200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ini erb</text:p>
          </table:table-cell>
          <table:table-cell office:value-type="float" office:value="1">
            <text:p>1</text:p>
          </table:table-cell>
          <table:table-cell office:value-type="float" office:value="1">
            <text:p>1.0000</text:p>
          </table:table-cell>
          <table:table-cell table:formula="of:=1/[.C15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">
            <text:p>1.0000</text:p>
          </table:table-cell>
          <table:table-cell table:formula="of:=1/[.C16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">
            <text:p>1.0000</text:p>
          </table:table-cell>
          <table:table-cell table:formula="of:=1/[.C17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">
            <text:p>1.0000</text:p>
          </table:table-cell>
          <table:table-cell table:formula="of:=1/[.C18]" office:value-type="float" office:value="1">
            <text:p>1.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1">
            <text:p>1.0000</text:p>
          </table:table-cell>
          <table:table-cell table:formula="of:=1/[.C19]" office:value-type="float" office:value="1">
            <text:p>1.0000</text:p>
          </table:table-cell>
          <table:table-cell table:number-columns-repeated="3"/>
        </table:table-row>
        <table:table-row table:style-name="ro2" table:number-rows-repeated="12">
          <table:table-cell table:number-columns-repeated="7"/>
        </table:table-row>
        <table:table-row table:style-name="ro2" table:number-rows-repeated="2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>
            <draw:frame table:end-cell-address="Sheet1.G85" table:end-x="1.0949in" table:end-y="0.0087in" draw:z-index="0" draw:style-name="gr1" draw:text-style-name="P1" svg:width="6.5992in" svg:height="5.3724in" svg:x="0.0004in" svg:y="0.0602in">
              <draw:object draw:notify-on-update-of-ranges="Sheet1.B3:Sheet1.B7 Sheet1.A3:Sheet1.A3 Sheet1.D3:Sheet1.D7 Sheet1.A9:Sheet1.A9 Sheet1.D9:Sheet1.D13 Sheet1.A15:Sheet1.A15 Sheet1.D15:Sheet1.D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2/08/2019</text:date>, <text:time>12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8-12-28T11:04:00.02</meta:creation-date>
    <dc:date>2019-02-08T12:22:19.40</dc:date>
    <dc:creator>Peter Camilleri</dc:creator>
    <meta:editing-duration>PT1H34M24S</meta:editing-duration>
    <meta:editing-cycles>11</meta:editing-cycles>
    <meta:generator>OpenOffice/4.1.5$Win32 OpenOffice.org_project/415m1$Build-9789</meta:generator>
    <meta:document-statistic meta:table-count="3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fo:font-style="italic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17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amed-symbol" chart:symbol-name="square" chart:symbol-width="0.25cm" chart:symbol-height="0.25cm"/>
      <style:graphic-properties svg:stroke-width="0.08cm" svg:stroke-color="#a80000" draw:fill-color="#a80000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diamond" chart:symbol-width="0.25cm" chart:symbol-height="0.25cm"/>
      <style:graphic-properties svg:stroke-width="0.08cm" svg:stroke-color="#bd00bd" draw:fill-color="#bd00bd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arrow-down" chart:symbol-width="0.25cm" chart:symbol-height="0.25cm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63cm" svg:height="13.647cm" xlink:href=".." xlink:type="simple" chart:class="chart:line" chart:style-name="ch1">
        <chart:title svg:x="5.667cm" svg:y="0.408cm" chart:style-name="ch2">
          <text:p>Embedded Ruby Tests</text:p>
        </chart:title>
        <chart:legend chart:legend-position="end" svg:x="14.17cm" svg:y="6.017cm" style:legend-expansion="high" chart:style-name="ch3"/>
        <chart:plot-area chart:style-name="ch4" table:cell-range-address="Sheet1.B3:Sheet1.B7 Sheet1.A3:Sheet1.A3 Sheet1.D3:Sheet1.D7 Sheet1.A9:Sheet1.A9 Sheet1.D9:Sheet1.D13 Sheet1.A15:Sheet1.A15 Sheet1.D15:Sheet1.D19" chart:data-source-has-labels="both" svg:x="1.336cm" svg:y="2.027cm" svg:width="11.772cm" svg:height="10.373cm">
          <chartooo:coordinate-region svg:x="2.645cm" svg:y="2.229cm" svg:width="9.985cm" svg:height="9.518cm"/>
          <chart:axis chart:dimension="x" chart:name="primary-x" chart:style-name="ch5" chartooo:axis-type="auto">
            <chartooo:date-scale/>
            <chart:title svg:x="5.461cm" svg:y="12.673cm" chart:style-name="ch6">
              <text:p>Number of Lines / Test</text:p>
            </chart:title>
            <chart:categories table:cell-range-address="Sheet1.B3:Sheet1.B7"/>
          </chart:axis>
          <chart:axis chart:dimension="y" chart:name="primary-y" chart:style-name="ch7">
            <chart:title svg:x="0.43cm" svg:y="8.9cm" chart:style-name="ch8">
              <text:p>Relative Performance</text:p>
            </chart:title>
            <chart:grid chart:style-name="ch9" chart:class="major"/>
          </chart:axis>
          <chart:series chart:style-name="ch10" chart:values-cell-range-address="Sheet1.D3:Sheet1.D7" chart:label-cell-address="Sheet1.A3:Sheet1.A3" chart:class="chart:line">
            <chart:data-point chart:repeated="5"/>
          </chart:series>
          <chart:series chart:style-name="ch11" chart:values-cell-range-address="Sheet1.D9:Sheet1.D13" chart:label-cell-address="Sheet1.A9:Sheet1.A9" chart:class="chart:line">
            <chart:data-point chart:repeated="5"/>
          </chart:series>
          <chart:series chart:style-name="ch12" chart:values-cell-range-address="Sheet1.D15:Sheet1.D19" chart:label-cell-address="Sheet1.A15:Sheet1.A1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b</text:p>
                <draw:g>
                  <svg:desc>Sheet1.A3:Sheet1.A3</svg:desc>
                </draw:g>
              </table:table-cell>
              <table:table-cell office:value-type="string">
                <text:p>erubi</text:p>
                <draw:g>
                  <svg:desc>Sheet1.A9:Sheet1.A9</svg:desc>
                </draw:g>
              </table:table-cell>
              <table:table-cell office:value-type="string">
                <text:p>mini erb</text:p>
                <draw:g>
                  <svg:desc>Sheet1.A15:Sheet1.A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7</svg:desc>
                </draw:g>
              </table:table-cell>
              <table:table-cell office:value-type="float" office:value="0.513832770521482">
                <text:p>0.513832770521482</text:p>
                <draw:g>
                  <svg:desc>Sheet1.D3:Sheet1.D7</svg:desc>
                </draw:g>
              </table:table-cell>
              <table:table-cell office:value-type="float" office:value="0.720226251623479">
                <text:p>0.720226251623479</text:p>
                <draw:g>
                  <svg:desc>Sheet1.D9:Sheet1.D13</svg:desc>
                </draw:g>
              </table:table-cell>
              <table:table-cell office:value-type="float" office:value="1">
                <text:p>1</text:p>
                <draw:g>
                  <svg:desc>Sheet1.D15:Sheet1.D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2115660559557">
                <text:p>0.572115660559557</text:p>
              </table:table-cell>
              <table:table-cell office:value-type="float" office:value="0.779197313157618">
                <text:p>0.779197313157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281103148328">
                <text:p>0.58281103148328</text:p>
              </table:table-cell>
              <table:table-cell office:value-type="float" office:value="0.776757840450659">
                <text:p>0.776757840450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74278673546531">
                <text:p>0.574278673546531</text:p>
              </table:table-cell>
              <table:table-cell office:value-type="float" office:value="0.587909313707703">
                <text:p>0.587909313707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618200471210067">
                <text:p>0.618200471210067</text:p>
              </table:table-cell>
              <table:table-cell office:value-type="float" office:value="0.200097591094204">
                <text:p>0.2000975910942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